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4ef2b" officeooo:paragraph-rsid="0004ef2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7.0.6.2$Linux_X86_64 LibreOffice_project/00$Build-2</meta:generator>
    <dc:date>2021-05-03T21:08:53.922143924</dc:date>
    <meta:editing-duration>PT1M14S</meta:editing-duration>
    <meta:editing-cycles>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